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row table:style-name="ro1">
          <table:table-cell table:style-name="ce1" office:value-type="string" calcext:value-type="string" table:number-columns-spanned="3" table:number-rows-spanned="1">
            <text:p>Ordenada</text:p>
          </table:table-cell>
          <table:covered-table-cell table:number-columns-repeated="2" table:style-name="ce13"/>
          <table:table-cell/>
          <table:table-cell table:style-name="ce1" office:value-type="string" calcext:value-type="string" table:number-columns-spanned="3" table:number-rows-spanned="1">
            <text:p>Aleatória</text:p>
          </table:table-cell>
          <table:covered-table-cell table:number-columns-repeated="2" table:style-name="ce13"/>
        </table:table-row>
        <table:table-row table:style-name="ro1"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 table:style-name="ce16" office:value-type="string" calcext:value-type="string">
            <text:p>Tempo (ns)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 table:style-name="ce16" office:value-type="string" calcext:value-type="string">
            <text:p>Tempo (ns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office:value-type="float" office:value="28679" calcext:value-type="float">
            <text:p>2867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" calcext:value-type="float">
            <text:p>58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4" calcext:value-type="float">
            <text:p>64</text:p>
          </table:table-cell>
          <table:table-cell office:value-type="float" office:value="10273" calcext:value-type="float">
            <text:p>1027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2" calcext:value-type="float">
            <text:p>42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1" calcext:value-type="float">
            <text:p>61</text:p>
          </table:table-cell>
          <table:table-cell office:value-type="float" office:value="10273" calcext:value-type="float">
            <text:p>1027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3" calcext:value-type="float">
            <text:p>43</text:p>
          </table:table-cell>
          <table:table-cell office:value-type="float" office:value="17549" calcext:value-type="float">
            <text:p>175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11985" calcext:value-type="float">
            <text:p>1198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6" calcext:value-type="float">
            <text:p>46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7" calcext:value-type="float">
            <text:p>67</text:p>
          </table:table-cell>
          <table:table-cell office:value-type="float" office:value="11129" calcext:value-type="float">
            <text:p>11129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46" calcext:value-type="float">
            <text:p>46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7" calcext:value-type="float">
            <text:p>67</text:p>
          </table:table-cell>
          <table:table-cell office:value-type="float" office:value="15409" calcext:value-type="float">
            <text:p>15409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9" calcext:value-type="float">
            <text:p>49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4" calcext:value-type="float">
            <text:p>64</text:p>
          </table:table-cell>
          <table:table-cell office:value-type="float" office:value="8989" calcext:value-type="float">
            <text:p>8989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52" calcext:value-type="float">
            <text:p>52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76" calcext:value-type="float">
            <text:p>76</text:p>
          </table:table-cell>
          <table:table-cell table:style-name="ce9" office:value-type="float" office:value="10701" calcext:value-type="float">
            <text:p>10701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52" calcext:value-type="float">
            <text:p>52</text:p>
          </table:table-cell>
          <table:table-cell table:style-name="ce9" office:value-type="float" office:value="6421" calcext:value-type="float">
            <text:p>6421</text:p>
          </table:table-cell>
        </table:table-row>
      </table:table>
      <table:table table:name="Gráficos" table:style-name="ta1">
        <table:shapes>
          <draw:frame draw:z-index="0" draw:style-name="gr1" draw:text-style-name="P1" svg:width="171.87mm" svg:height="96.67mm" svg:x="0.01mm" svg:y="0.01mm">
            <draw:object draw:notify-on-update-of-ranges="Dados.A3:Dados.A11 Dados.A3:Dados.A11 Dados.A1:Dados.A1 Dados.B3:Dados.B11 Dados.A3:Dados.A11 Dados.E1:Dados.E1 Dados.F3:Dados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1.87mm" svg:height="96.67mm" svg:x="180.63mm" svg:y="0.01mm">
            <draw:object draw:notify-on-update-of-ranges="Dados.A3:Dados.A11 Dados.A3:Dados.A11 Dados.A1:Dados.A1 Dados.C3:Dados.C11 Dados.A3:Dados.A11 Dados.E1:Dados.E1 Dados.G3:Dados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8:01:18.0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0:00:48.421000000</meta:creation-date>
    <dc:date>2018-08-26T18:26:29.742000000</dc:date>
    <meta:editing-duration>PT59M35S</meta:editing-duration>
    <meta:editing-cycles>4</meta:editing-cycles>
    <meta:generator>LibreOffice/5.4.4.2$Windows_X86_64 LibreOffice_project/2524958677847fb3bb44820e40380acbe820f960</meta:generator>
    <meta:document-statistic meta:table-count="2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88cm" svg:height="9.668cm" xlink:href=".." xlink:type="simple" chart:class="chart:scatter" chart:style-name="ch1">
        <chart:title svg:x="5.693cm" svg:y="0.329cm" chart:style-name="ch2">
          <text:p>n x número de comparações</text:p>
        </chart:title>
        <chart:legend chart:legend-position="end" svg:x="14.362cm" svg:y="4.286cm" style:legend-expansion="high" chart:style-name="ch3"/>
        <chart:plot-area chart:style-name="ch4" table:cell-range-address="Dados.A3:Dados.B11 Dados.A1:Dados.A1 Dados.E1:Dados.E1 Dados.F3:Dados.F11" chart:data-source-has-labels="both" svg:x="1.354cm" svg:y="1.301cm" svg:width="12.665cm" svg:height="7.193cm">
          <chartooo:coordinate-region svg:x="1.975cm" svg:y="1.501cm" svg:width="11.487cm" svg:height="6.346cm"/>
          <chart:axis chart:dimension="x" chart:name="primary-x" chart:style-name="ch5" chartooo:axis-type="auto">
            <chart:title svg:x="6.028cm" svg:y="8.687cm" chart:style-name="ch6">
              <text:p>Número de elementos</text:p>
            </chart:title>
            <chart:categories table:cell-range-address="Dados.A3:Dados.A11"/>
          </chart:axis>
          <chart:axis chart:dimension="y" chart:name="primary-y" chart:style-name="ch5">
            <chart:title svg:x="0.451cm" svg:y="6.78cm" chart:style-name="ch7">
              <text:p>Número de comparações</text:p>
            </chart:title>
            <chart:grid chart:style-name="ch8" chart:class="major"/>
          </chart:axis>
          <chart:series chart:style-name="ch9" chart:values-cell-range-address="Dados.B3:Dados.B11" chart:label-cell-address="Dados.A1:Dados.A1" chart:class="chart:scatter">
            <chart:domain table:cell-range-address="Dados.A3:Dados.A11"/>
            <chart:data-point chart:repeated="9"/>
          </chart:series>
          <chart:series chart:style-name="ch10" chart:values-cell-range-address="Dados.F3:Dados.F11" chart:label-cell-address="Dados.E1:Dados.E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Ordenada</text:p>
                <draw:g>
                  <svg:desc>Dados.A1:Dados.A1</svg:desc>
                </draw:g>
              </table:table-cell>
              <table:table-cell office:value-type="string">
                <text:p>Aleatória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ados.A3:Dados.A11</svg:desc>
                </draw:g>
              </table:table-cell>
              <table:table-cell office:value-type="float" office:value="10000">
                <text:p>10000</text:p>
                <draw:g>
                  <svg:desc>Dados.A3:Dados.A11</svg:desc>
                </draw:g>
              </table:table-cell>
              <table:table-cell office:value-type="float" office:value="55">
                <text:p>55</text:p>
                <draw:g>
                  <svg:desc>Dados.B3:Dados.B11</svg:desc>
                </draw:g>
              </table:table-cell>
              <table:table-cell office:value-type="float" office:value="37">
                <text:p>37</text:p>
                <draw:g>
                  <svg:desc>Dados.F3:Dados.F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7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88cm" svg:height="9.668cm" xlink:href=".." xlink:type="simple" chart:class="chart:scatter" chart:style-name="ch1">
        <chart:title svg:x="6.923cm" svg:y="0.329cm" chart:style-name="ch2">
          <text:p>n x tempo gasto</text:p>
        </chart:title>
        <chart:legend chart:legend-position="end" svg:x="14.362cm" svg:y="4.286cm" style:legend-expansion="high" chart:style-name="ch3"/>
        <chart:plot-area chart:style-name="ch4" table:cell-range-address="Dados.A3:Dados.A11 Dados.A1:Dados.A1 Dados.C3:Dados.C11 Dados.E1:Dados.E1 Dados.G3:Dados.G11" chart:data-source-has-labels="both" svg:x="1.354cm" svg:y="1.301cm" svg:width="12.665cm" svg:height="7.193cm">
          <chartooo:coordinate-region svg:x="2.531cm" svg:y="1.5cm" svg:width="10.931cm" svg:height="6.347cm"/>
          <chart:axis chart:dimension="x" chart:name="primary-x" chart:style-name="ch5" chartooo:axis-type="auto">
            <chart:title svg:x="6.028cm" svg:y="8.687cm" chart:style-name="ch6">
              <text:p>Número de elementos</text:p>
            </chart:title>
            <chart:categories table:cell-range-address="Dados.A3:Dados.A11"/>
          </chart:axis>
          <chart:axis chart:dimension="y" chart:name="primary-y" chart:style-name="ch5">
            <chart:title svg:x="0.451cm" svg:y="5.774cm" chart:style-name="ch7">
              <text:p>Tempo (ns)</text:p>
            </chart:title>
            <chart:grid chart:style-name="ch8" chart:class="major"/>
          </chart:axis>
          <chart:series chart:style-name="ch9" chart:values-cell-range-address="Dados.C3:Dados.C11" chart:label-cell-address="Dados.A1:Dados.A1" chart:class="chart:scatter">
            <chart:domain table:cell-range-address="Dados.A3:Dados.A11"/>
            <chart:data-point chart:repeated="9"/>
          </chart:series>
          <chart:series chart:style-name="ch10" chart:values-cell-range-address="Dados.G3:Dados.G11" chart:label-cell-address="Dados.E1:Dados.E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Ordenada</text:p>
                <draw:g>
                  <svg:desc>Dados.A1:Dados.A1</svg:desc>
                </draw:g>
              </table:table-cell>
              <table:table-cell office:value-type="string">
                <text:p>Aleatória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ados.A3:Dados.A11</svg:desc>
                </draw:g>
              </table:table-cell>
              <table:table-cell office:value-type="float" office:value="10000">
                <text:p>10000</text:p>
                <draw:g>
                  <svg:desc>Dados.A3:Dados.A11</svg:desc>
                </draw:g>
              </table:table-cell>
              <table:table-cell office:value-type="float" office:value="28679">
                <text:p>28679</text:p>
                <draw:g>
                  <svg:desc>Dados.C3:Dados.C11</svg:desc>
                </draw:g>
              </table:table-cell>
              <table:table-cell office:value-type="float" office:value="6421">
                <text:p>6421</text:p>
                <draw:g>
                  <svg:desc>Dados.G3:Dados.G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0701">
                <text:p>10701</text:p>
              </table:table-cell>
              <table:table-cell office:value-type="float" office:value="7705">
                <text:p>770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0273">
                <text:p>10273</text:p>
              </table:table-cell>
              <table:table-cell office:value-type="float" office:value="8989">
                <text:p>898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0273">
                <text:p>10273</text:p>
              </table:table-cell>
              <table:table-cell office:value-type="float" office:value="17549">
                <text:p>175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1985">
                <text:p>11985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11129">
                <text:p>11129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15409">
                <text:p>15409</text:p>
              </table:table-cell>
              <table:table-cell office:value-type="float" office:value="17977">
                <text:p>1797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989">
                <text:p>8989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0701">
                <text:p>10701</text:p>
              </table:table-cell>
              <table:table-cell office:value-type="float" office:value="6421">
                <text:p>6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